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bf11" officeooo:paragraph-rsid="0005bf11"/>
    </style:style>
    <style:style style:name="P2" style:family="paragraph" style:parent-style-name="Standard">
      <style:text-properties officeooo:paragraph-rsid="0005bf11"/>
    </style:style>
    <style:style style:name="P3" style:family="paragraph" style:parent-style-name="Standard">
      <style:text-properties officeooo:rsid="0005bf11" officeooo:paragraph-rsid="0005bf11"/>
    </style:style>
    <style:style style:name="P4" style:family="paragraph" style:parent-style-name="Standard">
      <style:text-properties officeooo:rsid="0005bf11" officeooo:paragraph-rsid="0024e854"/>
    </style:style>
    <style:style style:name="P5" style:family="paragraph" style:parent-style-name="Standard">
      <style:text-properties officeooo:paragraph-rsid="0005bf11"/>
    </style:style>
    <style:style style:name="P6" style:family="paragraph" style:parent-style-name="Standard">
      <style:text-properties officeooo:rsid="000aa980" officeooo:paragraph-rsid="000aa980"/>
    </style:style>
    <style:style style:name="P7" style:family="paragraph" style:parent-style-name="Standard">
      <style:text-properties officeooo:rsid="000aa980" officeooo:paragraph-rsid="000c286f"/>
    </style:style>
    <style:style style:name="P8" style:family="paragraph" style:parent-style-name="Standard">
      <style:text-properties officeooo:rsid="000dd2c2" officeooo:paragraph-rsid="000dd2c2"/>
    </style:style>
    <style:style style:name="P9" style:family="paragraph" style:parent-style-name="Standard">
      <style:text-properties officeooo:rsid="00085529" officeooo:paragraph-rsid="00085529"/>
    </style:style>
    <style:style style:name="P10" style:family="paragraph" style:parent-style-name="Standard">
      <style:text-properties fo:color="#c5000b" fo:font-weight="bold" officeooo:rsid="0005bf11" officeooo:paragraph-rsid="0005bf11" style:font-weight-asian="bold" style:font-weight-complex="bold"/>
    </style:style>
    <style:style style:name="P11" style:family="paragraph" style:parent-style-name="Standard">
      <style:text-properties fo:color="#ff6600" officeooo:rsid="0005bf11" officeooo:paragraph-rsid="0005bf11"/>
    </style:style>
    <style:style style:name="P12" style:family="paragraph" style:parent-style-name="Standard">
      <style:text-properties officeooo:rsid="0027fef0" officeooo:paragraph-rsid="0027fef0"/>
    </style:style>
    <style:style style:name="P13" style:family="paragraph" style:parent-style-name="Standard">
      <style:text-properties style:text-underline-style="none" officeooo:rsid="0027fef0" officeooo:paragraph-rsid="0027fef0"/>
    </style:style>
    <style:style style:name="P14" style:family="paragraph" style:parent-style-name="Standard">
      <style:text-properties fo:color="#000000" style:text-underline-style="none" officeooo:rsid="0027fef0" officeooo:paragraph-rsid="0027fef0"/>
    </style:style>
    <style:style style:name="P15" style:family="paragraph" style:parent-style-name="Standard" style:master-page-name="">
      <style:paragraph-properties fo:margin-left="0in" fo:margin-right="-0.4374in" fo:text-indent="0in" style:auto-text-indent="false" style:page-number="auto"/>
      <style:text-properties fo:color="#ff6600" officeooo:paragraph-rsid="0005bf11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05bf11" officeooo:paragraph-rsid="0005bf11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paragraph-rsid="0024e854"/>
    </style:style>
    <style:style style:name="T1" style:family="text">
      <style:text-properties officeooo:rsid="0005bf11"/>
    </style:style>
    <style:style style:name="T2" style:family="text">
      <style:text-properties officeooo:rsid="000aa980"/>
    </style:style>
    <style:style style:name="T3" style:family="text">
      <style:text-properties officeooo:rsid="0021879c"/>
    </style:style>
    <style:style style:name="T4" style:family="text">
      <style:text-properties officeooo:rsid="0024e854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24e854" style:font-style-asian="normal" style:font-style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4e854"/>
    </style:style>
    <style:style style:name="T9" style:family="text">
      <style:text-properties style:text-underline-style="solid" style:text-underline-width="auto" style:text-underline-color="font-color" officeooo:rsid="0005bf11"/>
    </style:style>
    <style:style style:name="T10" style:family="text">
      <style:text-properties style:text-underline-style="solid" style:text-underline-width="auto" style:text-underline-color="font-color" officeooo:rsid="000aa980"/>
    </style:style>
    <style:style style:name="T11" style:family="text">
      <style:text-properties officeooo:rsid="00261b85"/>
    </style:style>
    <style:style style:name="T12" style:family="text">
      <style:text-properties fo:color="#ff6600"/>
    </style:style>
    <style:style style:name="T13" style:family="text">
      <style:text-properties fo:color="#ff6600" officeooo:rsid="0005bf11"/>
    </style:style>
    <style:style style:name="T14" style:family="text">
      <style:text-properties fo:color="#ff6600" style:text-underline-style="none"/>
    </style:style>
    <style:style style:name="T15" style:family="text">
      <style:text-properties officeooo:rsid="0027fe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ow to setup MxCUbE with Vagrant.</text:p>
      <text:p text:style-name="P1"/>
      <text:p text:style-name="P6">Requirement : Linux with git on your host computer</text:p>
      <text:p text:style-name="P1"/>
      <text:p text:style-name="P2"/>
      <text:p text:style-name="P2"/>
      <text:p text:style-name="P1"><text:span text:style-name="T4">1</text:span>.<text:span text:style-name="T7">Install Virtualbox for linux </text:span></text:p>
      <text:p text:style-name="P1"><text:a xlink:type="simple" xlink:href="https://www.virtualbox.org/wiki/Linux_Downloads">https://www.virtualbox.org/wiki/Linux_Downloads</text:a></text:p>
      <text:p text:style-name="P1"/>
      <text:p text:style-name="P4"><text:span text:style-name="T4">2</text:span>.<text:span text:style-name="T7">Install Vagrant </text:span></text:p>
      <text:p text:style-name="P4"><text:a xlink:type="simple" xlink:href="http://www.vagrantup.com/downloads">http://www.vagrantup.com/downloads</text:a></text:p>
      <text:p text:style-name="P1"/>
      <text:p text:style-name="P1"/>
      <text:p text:style-name="P1"><text:span text:style-name="T2">3</text:span>.<text:span text:style-name="T5">Download </text:span><text:span text:style-name="T6">the needed scripts</text:span></text:p>
      <text:p text:style-name="P16"><text:span text:style-name="T4">-Create</text:span> a folder wherever you want.</text:p>
      <text:p text:style-name="P16">-Reach this folder <text:span text:style-name="T4">with <text:s/>a shell </text:span></text:p>
      <text:p text:style-name="P17"><text:span text:style-name="T1">-In a Terminal type :</text:span><text:span text:style-name="T13"> git clone <text:s/></text:span><text:a xlink:type="simple" xlink:href="https://github.com/pommier/vagrant_mxcube"><text:span text:style-name="T14">https://github.com/pommier/vagrant_mxcube</text:span></text:a></text:p>
      <text:p text:style-name="P2"/>
      <text:p text:style-name="P1"><text:span text:style-name="T2">4</text:span>. <text:span text:style-name="T8">Install MxCube with Linux</text:span><text:span text:style-name="T7"> </text:span><text:span text:style-name="T8">thanks to</text:span><text:span text:style-name="T7"> </text:span><text:span text:style-name="T8">V</text:span><text:span text:style-name="T7">agrant :</text:span></text:p>
      <text:p text:style-name="P1"/>
      <text:p text:style-name="P7"><text:tab/>a)<text:span text:style-name="T11">Stay in the same folder with the terminal and install the proxy vagrant plugin </text:span>: </text:p>
      <text:p text:style-name="P7"><text:tab/><text:span text:style-name="T12">vagrant plugin install vagrant-proxyconf</text:span></text:p>
      <text:p text:style-name="P1"/>
      <text:p text:style-name="P1"><text:span text:style-name="T2"><text:tab/>b</text:span>)<text:span text:style-name="T3">Download the vagrant box from internet with this command</text:span> :</text:p>
      <text:p text:style-name="P15"><text:span text:style-name="T1">vagrant box add xfce <text:tab/></text:span>http://puppet-vagrant-boxes.puppetlabs.com/ubuntu-server-10044-x64-vbox4210.box</text:p>
      <text:p text:style-name="P11"/>
      <text:p text:style-name="P1"/>
      <text:p text:style-name="P2"><text:span text:style-name="T2"><text:tab/>c) Now we will install all the plugins :</text:span></text:p>
      <text:p text:style-name="P2"><text:span text:style-name="T1"><text:tab/>Just launch <text:s/>the virtual machine <text:s/>with the command “</text:span><text:span text:style-name="T12">vagrant up –provision</text:span>”</text:p>
      <text:p text:style-name="P1"><text:tab/>All the dependencies will be downloaded.</text:p>
      <text:p text:style-name="P1"/>
      <text:p text:style-name="P8"><text:tab/>d) Wait the end of the installation, <text:span text:style-name="T15">and use the following login and password :</text:span></text:p>
      <text:p text:style-name="P1"/>
      <text:p text:style-name="P1"><text:tab/>The login is : <text:span text:style-name="T12">vagrant</text:span></text:p>
      <text:p text:style-name="P1"><text:tab/>the password is : <text:span text:style-name="T12">vagrant</text:span></text:p>
      <text:p text:style-name="P1"/>
      <text:p text:style-name="P1"><text:span text:style-name="T2">5.</text:span><text:span text:style-name="T10">Increase the screen size</text:span></text:p>
      <text:p text:style-name="P13">-At the top of the virtual machine windows, there is a tab called 'Devices', selected it and click on '<text:span text:style-name="T12">Insert Guest additions CD image...</text:span>', a little windows will be opened, accept it and enter the the password '<text:span text:style-name="T12">vagrant</text:span>', wait the end on the installation.</text:p>
      <text:p text:style-name="P13">-Stop the virtual machine by typing the command '<text:span text:style-name="T12">vagrant halt'</text:span> on your computer terminal (not the vagrant terminal).</text:p>
      <text:p text:style-name="P13">-Launch again the virtual machine with the command : vagrant up</text:p>
      <text:p text:style-name="P14">-Now you can resize the windows to full screen size</text:p>
      <text:p text:style-name="P13"/>
      <text:p text:style-name="P9"/>
      <text:p text:style-name="P12">6<text:span text:style-name="T1">.</text:span><text:span text:style-name="T9">Launch MxCUbE</text:span></text:p>
      <text:p text:style-name="P12">Click on the mxcube icon on the desktop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1" style:font-family-complex="'Lohit Hindi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0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ommier</meta:initial-creator>
    <meta:creation-date>2014-04-07T15:37:02.788860201</meta:creation-date>
    <dc:date>2014-06-12T11:22:32.004260106</dc:date>
    <dc:creator>Jonathan Pommier</dc:creator>
    <meta:editing-duration>P24DT12H31M8S</meta:editing-duration>
    <meta:editing-cycles>40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238" meta:character-count="1569" meta:non-whitespace-character-count="1341"/>
  </office:meta>
</office:document-meta>
</file>